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text-properties officeooo:rsid="00058053" officeooo:paragraph-rsid="00058053"/>
    </style:style>
    <style:style style:name="P2" style:family="paragraph" style:parent-style-name="Subtitle">
      <style:text-properties fo:language="en" fo:country="US" officeooo:rsid="00058053" officeooo:paragraph-rsid="00058053"/>
    </style:style>
    <style:style style:name="P3" style:family="paragraph" style:parent-style-name="Text_20_body">
      <style:text-properties fo:language="en" fo:country="US" officeooo:rsid="00058053" officeooo:paragraph-rsid="00058053"/>
    </style:style>
    <style:style style:name="P4" style:family="paragraph" style:parent-style-name="Title">
      <style:text-properties fo:language="en" fo:country="US" officeooo:rsid="00058053" officeooo:paragraph-rsid="00058053"/>
    </style:style>
    <style:style style:name="P5" style:family="paragraph" style:parent-style-name="Text_20_body">
      <style:paragraph-properties fo:text-align="end" style:justify-single-word="false"/>
      <style:text-properties fo:language="en" fo:country="US" officeooo:rsid="00058053" officeooo:paragraph-rsid="00058053"/>
    </style:style>
    <style:style style:name="P6" style:family="paragraph" style:parent-style-name="Standard">
      <style:text-properties fo:language="en" fo:country="US" officeooo:rsid="00060e44" officeooo:paragraph-rsid="00060e44"/>
    </style:style>
    <style:style style:name="P7" style:family="paragraph" style:parent-style-name="Text_20_body">
      <style:text-properties fo:language="en" fo:country="US" officeooo:rsid="00060e44" officeooo:paragraph-rsid="00060e44"/>
    </style:style>
    <style:style style:name="P8" style:family="paragraph" style:parent-style-name="Text_20_body">
      <style:text-properties fo:language="en" fo:country="US" officeooo:rsid="0008911a" officeooo:paragraph-rsid="0008911a"/>
    </style:style>
    <style:style style:name="P9" style:family="paragraph" style:parent-style-name="Standard">
      <style:text-properties fo:language="en" fo:country="US"/>
    </style:style>
    <style:style style:name="P10" style:family="paragraph" style:parent-style-name="Text_20_body">
      <style:text-properties fo:language="en" fo:country="US" fo:font-style="italic" officeooo:rsid="00058053" officeooo:paragraph-rsid="00058053" style:font-style-asian="italic" style:font-style-complex="italic"/>
    </style:style>
    <style:style style:name="P11" style:family="paragraph" style:parent-style-name="Standard">
      <style:text-properties fo:language="en" fo:country="US" fo:font-style="normal" officeooo:rsid="00060e44" officeooo:paragraph-rsid="00060e44" style:font-style-asian="normal" style:font-style-complex="normal"/>
    </style:style>
    <style:style style:name="P12" style:family="paragraph" style:parent-style-name="Standard">
      <style:text-properties fo:language="en" fo:country="US" fo:font-style="normal" officeooo:rsid="0006924b" officeooo:paragraph-rsid="0006924b" style:font-style-asian="normal" style:font-style-complex="normal"/>
    </style:style>
    <style:style style:name="P13" style:family="paragraph" style:parent-style-name="Text_20_body">
      <style:text-properties style:font-name="Liberation Mono" fo:language="en" fo:country="US" officeooo:rsid="0006924b" officeooo:paragraph-rsid="0006924b"/>
    </style:style>
    <style:style style:name="P14" style:family="paragraph" style:parent-style-name="Text_20_body">
      <style:text-properties style:font-name="Liberation Mono" fo:language="en" fo:country="US" officeooo:rsid="0008911a" officeooo:paragraph-rsid="0008911a"/>
    </style:style>
    <style:style style:name="P15" style:family="paragraph" style:parent-style-name="Text_20_body">
      <style:text-properties style:font-name="Liberation Mono" fo:language="en" fo:country="US" style:text-underline-style="solid" style:text-underline-width="auto" style:text-underline-color="font-color" fo:font-weight="bold" officeooo:rsid="0008911a" officeooo:paragraph-rsid="0008911a" style:font-weight-asian="bold" style:font-weight-complex="bold"/>
    </style:style>
    <style:style style:name="P16" style:family="paragraph" style:parent-style-name="Text_20_body">
      <style:text-properties style:font-name="Liberation Mono" fo:language="en" fo:country="US" fo:font-style="normal" style:text-underline-style="solid" style:text-underline-width="auto" style:text-underline-color="font-color" fo:font-weight="bold" officeooo:rsid="0008911a" officeooo:paragraph-rsid="0008911a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style:font-name="Liberation Mono" fo:font-size="10pt" fo:language="en" fo:country="US" style:text-underline-style="none" fo:font-weight="normal" officeooo:rsid="00095ff3" officeooo:paragraph-rsid="00095ff3" style:font-weight-asian="normal" style:font-weight-complex="normal"/>
    </style:style>
    <style:style style:name="P18" style:family="paragraph" style:parent-style-name="Text_20_body">
      <style:text-properties style:font-name="Liberation Mono" fo:font-size="10pt" fo:language="en" fo:country="US" officeooo:rsid="00095ff3" officeooo:paragraph-rsid="0008911a"/>
    </style:style>
    <style:style style:name="P19" style:family="paragraph" style:parent-style-name="Text_20_body">
      <style:text-properties style:font-name="Liberation Mono" fo:font-size="10pt" fo:language="en" fo:country="US" fo:font-style="normal" style:text-underline-style="none" fo:font-weight="normal" officeooo:rsid="00095ff3" officeooo:paragraph-rsid="00095ff3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Mono" fo:font-size="8pt" fo:language="en" fo:country="US" officeooo:rsid="00060e44" officeooo:paragraph-rsid="00060e44"/>
    </style:style>
    <style:style style:name="P21" style:family="paragraph" style:parent-style-name="Text_20_body">
      <style:text-properties style:font-name="Liberation Mono" fo:font-size="8pt" fo:language="en" fo:country="US" officeooo:rsid="0008911a" officeooo:paragraph-rsid="0008911a" style:font-size-asian="10pt" style:font-size-complex="10pt"/>
    </style:style>
    <style:style style:name="P22" style:family="paragraph" style:parent-style-name="Text_20_body">
      <style:text-properties style:font-name="Liberation Mono" fo:font-size="8pt" fo:language="en" fo:country="US" officeooo:rsid="00095ff3" officeooo:paragraph-rsid="00095ff3"/>
    </style:style>
    <style:style style:name="P23" style:family="paragraph" style:parent-style-name="Text_20_body">
      <style:text-properties style:font-name="Liberation Mono" fo:font-size="8pt" fo:language="en" fo:country="US" officeooo:rsid="0008911a" officeooo:paragraph-rsid="0008911a"/>
    </style:style>
    <style:style style:name="P24" style:family="paragraph" style:parent-style-name="Text_20_body">
      <style:paragraph-properties fo:line-height="100%"/>
      <style:text-properties style:font-name="Liberation Mono" fo:font-size="8pt" fo:letter-spacing="normal" fo:language="en" fo:country="US" officeooo:rsid="00058053" officeooo:paragraph-rsid="00058053"/>
    </style:style>
    <style:style style:name="P25" style:family="paragraph" style:parent-style-name="Text_20_body">
      <style:text-properties style:font-name="Liberation Mono" fo:font-size="8pt" fo:letter-spacing="-0.014cm" fo:language="en" fo:country="US" fo:font-style="normal" style:text-underline-style="none" fo:font-weight="normal" officeooo:rsid="000a6fdc" officeooo:paragraph-rsid="000a6fdc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Liberation Mono" fo:font-size="8pt" fo:letter-spacing="-0.014cm" fo:language="en" fo:country="US" officeooo:rsid="0008911a" officeooo:paragraph-rsid="0008911a"/>
    </style:style>
    <style:style style:name="P27" style:family="paragraph" style:parent-style-name="Heading_20_1">
      <style:paragraph-properties fo:break-before="page"/>
      <style:text-properties fo:language="en" fo:country="US" officeooo:rsid="00058053" officeooo:paragraph-rsid="00058053"/>
    </style:style>
    <style:style style:name="P28" style:family="paragraph" style:parent-style-name="Heading_20_1">
      <style:text-properties fo:language="en" fo:country="US" officeooo:rsid="00058053" officeooo:paragraph-rsid="00058053"/>
    </style:style>
    <style:style style:name="P29" style:family="paragraph" style:parent-style-name="Heading_20_1">
      <style:paragraph-properties fo:break-before="page"/>
      <style:text-properties fo:language="en" fo:country="US" officeooo:rsid="00060e44" officeooo:paragraph-rsid="00060e44"/>
    </style:style>
    <style:style style:name="P30" style:family="paragraph" style:parent-style-name="Heading_20_1">
      <style:text-properties fo:language="en" fo:country="US" officeooo:rsid="00060e44" officeooo:paragraph-rsid="00060e44"/>
    </style:style>
    <style:style style:name="P31" style:family="paragraph" style:parent-style-name="Heading_20_1">
      <style:paragraph-properties fo:break-before="page"/>
      <style:text-properties fo:language="en" fo:country="US" officeooo:rsid="0008911a" officeooo:paragraph-rsid="0008911a"/>
    </style:style>
    <style:style style:name="P32" style:family="paragraph" style:parent-style-name="Text_20_body" style:list-style-name="L1">
      <style:text-properties fo:color="#c9211e" loext:opacity="100%" style:font-name="Liberation Mono" fo:font-size="8pt" fo:language="en" fo:country="US" officeooo:rsid="0006924b" officeooo:paragraph-rsid="0006924b"/>
    </style:style>
    <style:style style:name="P33" style:family="paragraph" style:parent-style-name="Text_20_body" style:list-style-name="L1">
      <style:text-properties fo:color="#c9211e" loext:opacity="100%" style:font-name="Liberation Mono" fo:font-size="8pt" fo:language="en" fo:country="US" officeooo:rsid="000d9262" officeooo:paragraph-rsid="000d9262"/>
    </style:style>
    <style:style style:name="P34" style:family="paragraph" style:parent-style-name="Text_20_body" style:list-style-name="L1">
      <style:text-properties style:font-name="Liberation Mono" fo:font-size="8pt" fo:language="en" fo:country="US" officeooo:rsid="0006924b" officeooo:paragraph-rsid="0006924b"/>
    </style:style>
    <style:style style:name="P35" style:family="paragraph" style:parent-style-name="Text_20_body">
      <style:text-properties style:font-name="Liberation Mono" fo:font-size="10pt" fo:language="en" fo:country="US" officeooo:rsid="0008911a" officeooo:paragraph-rsid="0008911a"/>
    </style:style>
    <style:style style:name="P36" style:family="paragraph" style:parent-style-name="Text_20_body">
      <style:text-properties style:font-name="Liberation Mono" fo:font-size="10pt" fo:language="en" fo:country="US" fo:font-style="normal" style:text-underline-style="none" fo:font-weight="normal" officeooo:rsid="0008911a" officeooo:paragraph-rsid="000d9262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Liberation Mono" fo:language="en" fo:country="US" fo:font-style="normal" style:text-underline-style="solid" style:text-underline-width="auto" style:text-underline-color="font-color" fo:font-weight="bold" officeooo:rsid="0008911a" officeooo:paragraph-rsid="000d9262" style:font-style-asian="normal" style:font-weight-asian="bold" style:font-style-complex="normal" style:font-weight-complex="bold"/>
    </style:style>
    <style:style style:name="T1" style:family="text">
      <style:text-properties officeooo:rsid="00060e4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c9211e" loext:opacity="100%"/>
    </style:style>
    <style:style style:name="T6" style:family="text">
      <style:text-properties officeooo:rsid="000931eb"/>
    </style:style>
    <style:style style:name="T7" style:family="text">
      <style:text-properties officeooo:rsid="00097274"/>
    </style:style>
    <style:style style:name="T8" style:family="text">
      <style:text-properties officeooo:rsid="000a6fdc"/>
    </style:style>
    <style:style style:name="T9" style:family="text">
      <style:text-properties officeooo:rsid="000b27ac"/>
    </style:style>
    <style:style style:name="T10" style:family="text">
      <style:text-properties officeooo:rsid="000d9262"/>
    </style:style>
    <style:style style:name="T11" style:family="text">
      <style:text-properties officeooo:rsid="000f6bb6"/>
    </style:style>
    <style:style style:name="T12" style:family="text">
      <style:text-properties officeooo:rsid="00103ca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4">U2G-Protocol</text:p>
      <text:p text:style-name="P2">Documentation “just in case”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Gie “Max” Vanommeslaeghe</text:p>
      <text:p text:style-name="P5">2023-03-13</text:p>
      <text:h text:style-name="P27" text:outline-level="1">Introduction</text:h>
      <text:p text:style-name="P3">This is a very quick documentation of the various packets used in my U2G project. </text:p>
      <text:h text:style-name="P28" text:outline-level="1">Structure Definition Format</text:h>
      <text:p text:style-name="P3">This documentation follows the SDF laid out by lcdr. A quick summary is that the value inside of []-brackets is representative of the variable type, and the string after the “-” is the name of that variable. </text:p>
      <text:p text:style-name="P3"><text:span text:style-name="T2">Tabs</text:span> indicate that this variable is conditional or a part of the above variable. </text:p>
      <text:p text:style-name="P10">For example:</text:p>
      <text:p text:style-name="P24">[u8] – Count</text:p>
      <text:p text:style-name="P24"><text:tab/>[u32] – id</text:p>
      <text:p text:style-name="P24"><text:tab/>[u32] – value</text:p>
      <text:p text:style-name="P3">Notates that there is an u8 or “unsigned char” containing the number of times the following variables, id and value, are repeated.</text:p>
      <text:p text:style-name="P3"/>
      <text:p text:style-name="P7">If statements are also possible:</text:p>
      <text:p text:style-name="P20">[u8] – is_trigger_active</text:p>
      <text:p text:style-name="P20">if is_trigger_active:</text:p>
      <text:p text:style-name="P20"><text:tab/>[u8] – only read when trigger is active</text:p>
      <text:p text:style-name="P20"/>
      <text:p text:style-name="P6">Structures can also contain “macros”, which look like the following:</text:p>
      <text:p text:style-name="P6"/>
      <text:p text:style-name="P20">def Vector3:</text:p>
      <text:p text:style-name="P20"><text:tab/>[float] – x</text:p>
      <text:p text:style-name="P20"><text:tab/>[float] – y</text:p>
      <text:p text:style-name="P20"><text:tab/>[float] – z</text:p>
      <text:p text:style-name="P9">This can thus later be used as:</text:p>
      <text:p text:style-name="P9"/>
      <text:p text:style-name="P20">[vector3] – position</text:p>
      <text:p text:style-name="P9">Which will mean the three floats are there, in the same order as defined. </text:p>
      <text:p text:style-name="P20"/>
      <text:p text:style-name="P20"/>
      <text:h text:style-name="P29" text:outline-level="1">Network Version</text:h>
      <text:p text:style-name="P6">The network version is something that is defined before the Message Identifier definitions in the source code. It <text:span text:style-name="T3">must</text:span><text:span text:style-name="T4"> match the server’s network version in order for a connection to be made. </text:span></text:p>
      <text:p text:style-name="P11"/>
      <text:p text:style-name="P12">This documentation is concerning NET_VERSION = <text:span text:style-name="T11">4.</text:span></text:p>
      <text:p text:style-name="P11"/>
      <text:h text:style-name="P30" text:outline-level="1">Message Identifiers</text:h>
      <text:p text:style-name="P8"><text:span text:style-name="T1">M</text:span>essage identifiers are stored as a uint32 class enum. However, they are notably written in the packets as u8’s. Meaning they only take <text:span text:style-name="T12">1</text:span> byte and have a limit of 255. </text:p>
      <text:p text:style-name="P8">Identifiers marked in <text:span text:style-name="T5">dark red</text:span> are packets that are sent from the server to the client. </text:p>
      <text:list xml:id="list3236068946" text:style-name="L1">
        <text:list-item>
          <text:p text:style-name="P32">135 – ID_STREAM_SETTINGS</text:p>
        </text:list-item>
        <text:list-item>
          <text:p text:style-name="P34">136 – ID_HANDSHAKE</text:p>
        </text:list-item>
        <text:list-item>
          <text:p text:style-name="P32">137 – ID_HANDSHAKE_RESPONSE</text:p>
        </text:list-item>
        <text:list-item>
          <text:p text:style-name="P32">138 – ID_IMAGE_DATA</text:p>
        </text:list-item>
        <text:list-item>
          <text:p text:style-name="P34">139 – ID_READY_FOR_DATA</text:p>
        </text:list-item>
        <text:list-item>
          <text:p text:style-name="P33">140 - ID_CREATE_NEW_CHANNEL</text:p>
        </text:list-item>
      </text:list>
      <text:p text:style-name="P13"/>
      <text:h text:style-name="P31" text:outline-level="1" text:is-list-header="true">Packet definitions</text:h>
      <text:p text:style-name="P15">[135] (Stream Settings)</text:p>
      <text:p text:style-name="P17">Contains the settings for the client to use for this stream. <text:span text:style-name="T9">Must arrive on client before RTSP accepts connections.</text:span></text:p>
      <text:p text:style-name="P21">[u32] – port</text:p>
      <text:p text:style-name="P21">[RakString] – codec name</text:p>
      <text:p text:style-name="P21">[bool] – hardware encoder toggle</text:p>
      <text:p text:style-name="P14"/>
      <text:p text:style-name="P15">[136] (Handshake initiation from client)</text:p>
      <text:p text:style-name="P18">Gets sent upon a successful base connection to the server.</text:p>
      <text:p text:style-name="P22">[u32] – network version</text:p>
      <text:p text:style-name="P14"/>
      <text:p text:style-name="P15">[137] (Handshake response)</text:p>
      <text:p text:style-name="P23">[bool] – did our handshake match the server’s? == true if yes. <text:span text:style-name="T7">If false, then the client will be kicked from the server afterwards. </text:span></text:p>
      <text:p text:style-name="P14"/>
      <text:p text:style-name="P15">[138] (Image Data)</text:p>
      <text:p text:style-name="P19">Contains image data for encoding &amp; streaming over RTSP.</text:p>
      <text:p text:style-name="P25">[u32] – width of the image</text:p>
      <text:p text:style-name="P25">[u32] – height of the image</text:p>
      <text:p text:style-name="P26">[u32] – size of following data</text:p>
      <text:p text:style-name="P26"><text:tab/>[u8] – byte of image data, in RGBA format. </text:p>
      <text:p text:style-name="P14"/>
      <text:p text:style-name="P16">[139] (Ready for data)</text:p>
      <text:p text:style-name="P35">Empty packet. <text:span text:style-name="T6">Must arrive on the server before image data gets sent to the client from the server.</text:span></text:p>
      <text:p text:style-name="P35"/>
      <text:p text:style-name="P37">[<text:span text:style-name="T10">140</text:span>] (<text:span text:style-name="T10">Create new channel</text:span>)</text:p>
      <text:p text:style-name="P36">Empty packet. <text:span text:style-name="T10">Simply executes a command to start a new EncodingClient that will connect using the same config.ini as the origina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8053" officeooo:paragraph-rsid="000580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U2G Protocol Documentation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3T14:25:17.322000000</meta:creation-date>
    <dc:date>2023-03-27T11:18:38.599000000</dc:date>
    <meta:editing-duration>PT31M25S</meta:editing-duration>
    <meta:editing-cycles>13</meta:editing-cycles>
    <meta:generator>LibreOffice/7.3.6.2$Windows_X86_64 LibreOffice_project/c28ca90fd6e1a19e189fc16c05f8f8924961e12e</meta:generator>
    <meta:document-statistic meta:table-count="0" meta:image-count="0" meta:object-count="0" meta:page-count="4" meta:paragraph-count="60" meta:word-count="438" meta:character-count="2704" meta:non-whitespace-character-count="2292"/>
  </office:meta>
</office:document-meta>
</file>